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Segoe UI" svg:font-family="'Segoe UI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Arial" svg:font-family="Arial"/>
    <style:font-face style:font-family-generic="roman" style:font-pitch="variable" style:name="Times New Roman" svg:font-family="'Times New Roman'"/>
    <style:font-face style:font-family-generic="roman" style:font-pitch="variable" style:name="Times-Roman" svg:font-family="Times-Roman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3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Arial2" svg:font-family="Arial"/>
    <style:font-face style:font-family-generic="system" style:font-pitch="variable" style:name="Courier New" svg:font-family="'Courier New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Times New Roman2" svg:font-family="'Times New Roman'"/>
    <style:font-face style:font-family-generic="system" style:font-pitch="variable" style:name="Times-Roman1" svg:font-family="Times-Roma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8.81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8.81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name-complex="Times New Roman2" style:font-size-asian="12pt" style:font-size-complex="12pt" style:font-weight-asian="normal" style:font-weight-complex="normal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a54c0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country="none" fo:font-size="11pt" fo:font-weight="normal" fo:language="zxx" officeooo:paragraph-rsid="000a54c0" style:country-asian="none" style:font-name="arial" style:font-name-complex="Arial1" style:font-size-asian="11pt" style:font-size-complex="11pt" style:font-weight-asian="normal" style:font-weight-complex="normal" style:language-asian="zxx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0a54c0" style:font-name="arial" style:font-size-asian="12pt" style:font-size-complex="12pt"/>
    </style:style>
    <style:style style:family="paragraph" style:name="P5" style:parent-style-name="Frame_20_contents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country="none" fo:font-size="11pt" fo:font-style="normal" fo:font-weight="normal" fo:language="zxx" style:country-asian="none" style:font-name="arial" style:font-name-complex="Arial1" style:font-size-asian="11pt" style:font-size-complex="11pt" style:font-style-asian="normal" style:font-style-complex="normal" style:font-weight-asian="normal" style:font-weight-complex="normal" style:language-asian="zxx"/>
    </style:style>
    <style:style style:family="paragraph" style:name="P10" style:parent-style-name="UrbanBody">
      <style:paragraph-properties fo:text-align="justify" style:justify-single-word="false"/>
      <style:text-properties style:font-name="arial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use-window-font-color="true"/>
    </style:style>
    <style:style style:family="paragraph" style:name="P12" style:parent-style-name="UrbanTitle">
      <style:paragraph-properties fo:text-align="center" style:justify-single-word="false"/>
      <style:text-properties fo:font-size="13pt" style:font-name="arial" style:font-size-asian="13pt" style:font-size-complex="13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54c0" style:font-name="Arial1" style:font-size-asian="10pt" style:font-size-complex="10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use-window-font-color="true"/>
    </style:style>
    <style:style style:family="text" style:name="T5">
      <style:text-properties fo:color="#ff0000"/>
    </style:style>
    <style:style style:family="text" style:name="T6">
      <style:text-properties officeooo:rsid="0005b996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3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font-size="12pt" style:font-size-asian="12pt" style:font-size-complex="12pt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4"><text:span text:style-name="T12">do text</text:span></text:p><text:p text:style-name="P14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INFORMATION RELATIVE A LA PROROGATION DE VOTRE DEMANDE DE PERMIS D'URBANIS<text:span text:style-name="T6">ATION</text:span></text:p>
      <text:p text:style-name="P10"/>
      <text:p text:style-name="P10"><text:span text:style-name="T11"/></text:p>
      <text:p text:style-name="P10"/>
      <text:p text:style-name="P7"><office:annotation><dc:creator>Gauthier Bastien</dc:creator><dc:date>2011-02-16T16:12:24</dc:date><text:p text:style-name="P14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5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11"><office:annotation><dc:creator>Christophe Delcourt</dc:creator><dc:date>2018-01-17T16:40:41</dc:date><text:p text:style-name="P14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7"><text:span text:style-name="T4"><office:annotation><dc:creator>Christophe Delcourt</dc:creator><dc:date>2018-01-17T16:40:41</dc:date><text:p text:style-name="P14"><text:span text:style-name="T13">do text if 'NO FIELD' in event_helper.get_wspm_decision_date() and tool.formatDate(urbanEventObj.getDecisionDate())</text:span></text:p></office:annotation></text:span><text:span text:style-name="T4">Par la présente, nous vous informons que notre Collège Communal du </text:span><text:span text:style-name="T4"><text:text-input text:description="Date de la séance du collège">tool.formatDate(urbanEventObj.getDecisionDate())</text:text-input></text:span><text:span text:style-name="T4"><text:s/>a décidé de proroger de 30 jours le délai d'instruction de votre demande de permis et ce, conformément à l'article D.IV.46 du Code de Développement Territorial.</text:span></text:p>
      <text:p text:style-name="P8"><text:span text:style-name="T5"><office:annotation><dc:creator>Christophe Delcourt</dc:creator><dc:date>2018-01-17T16:48:27</dc:date><text:p text:style-name="P14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5">PAS D'INFO SUR LA DATE DE DECISION DE PROROGATION COLLEGE</text:span>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4"><text:span text:style-name="T12">do text</text:span></text:p><text:p text:style-name="P14"><text:span text:style-name="T12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Segoe UI" svg:font-family="'Segoe UI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Arial" svg:font-family="Arial"/>
    <style:font-face style:font-family-generic="roman" style:font-pitch="variable" style:name="Times New Roman" svg:font-family="'Times New Roman'"/>
    <style:font-face style:font-family-generic="roman" style:font-pitch="variable" style:name="Times-Roman" svg:font-family="Times-Roman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3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Arial2" svg:font-family="Arial"/>
    <style:font-face style:font-family-generic="system" style:font-pitch="variable" style:name="Courier New" svg:font-family="'Courier New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Times New Roman2" svg:font-family="'Times New Roman'"/>
    <style:font-face style:font-family-generic="system" style:font-pitch="variable" style:name="Times-Roman1" svg:font-family="Times-Roma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8.81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8.81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name-complex="Times New Roman2" style:font-size-asian="12pt" style:font-size-complex="12pt" style:font-weight-asian="normal" style:font-weight-complex="normal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a54c0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country="none" fo:font-size="11pt" fo:font-weight="normal" fo:language="zxx" officeooo:paragraph-rsid="000a54c0" style:country-asian="none" style:font-name="arial" style:font-name-complex="Arial1" style:font-size-asian="11pt" style:font-size-complex="11pt" style:font-weight-asian="normal" style:font-weight-complex="normal" style:language-asian="zxx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0a54c0" style:font-name="arial" style:font-size-asian="12pt" style:font-size-complex="12pt"/>
    </style:style>
    <style:style style:family="paragraph" style:name="P5" style:parent-style-name="Frame_20_contents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country="none" fo:font-size="11pt" fo:font-style="normal" fo:font-weight="normal" fo:language="zxx" style:country-asian="none" style:font-name="arial" style:font-name-complex="Arial1" style:font-size-asian="11pt" style:font-size-complex="11pt" style:font-style-asian="normal" style:font-style-complex="normal" style:font-weight-asian="normal" style:font-weight-complex="normal" style:language-asian="zxx"/>
    </style:style>
    <style:style style:family="paragraph" style:name="P10" style:parent-style-name="UrbanBody">
      <style:paragraph-properties fo:text-align="justify" style:justify-single-word="false"/>
      <style:text-properties style:font-name="arial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use-window-font-color="true"/>
    </style:style>
    <style:style style:family="paragraph" style:name="P12" style:parent-style-name="UrbanTitle">
      <style:paragraph-properties fo:text-align="center" style:justify-single-word="false"/>
      <style:text-properties fo:font-size="13pt" style:font-name="arial" style:font-size-asian="13pt" style:font-size-complex="13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54c0" style:font-name="Arial1" style:font-size-asian="10pt" style:font-size-complex="10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use-window-font-color="true"/>
    </style:style>
    <style:style style:family="text" style:name="T5">
      <style:text-properties fo:color="#ff0000"/>
    </style:style>
    <style:style style:family="text" style:name="T6">
      <style:text-properties officeooo:rsid="0005b996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3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font-size="12pt" style:font-size-asian="12pt" style:font-size-complex="12pt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4"><text:span text:style-name="T12">do text</text:span></text:p><text:p text:style-name="P14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INFORMATION RELATIVE A LA PROROGATION DE VOTRE DEMANDE DE PERMIS D'URBANIS<text:span text:style-name="T6">ATION</text:span></text:p>
      <text:p text:style-name="P10"/>
      <text:p text:style-name="P10"><text:span text:style-name="T11"/></text:p>
      <text:p text:style-name="P10"/>
      <text:p text:style-name="P7"><office:annotation><dc:creator>Gauthier Bastien</dc:creator><dc:date>2011-02-16T16:12:24</dc:date><text:p text:style-name="P14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5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11"><office:annotation><dc:creator>Christophe Delcourt</dc:creator><dc:date>2018-01-17T16:40:41</dc:date><text:p text:style-name="P14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7"><text:span text:style-name="T4"><office:annotation><dc:creator>Christophe Delcourt</dc:creator><dc:date>2018-01-17T16:40:41</dc:date><text:p text:style-name="P14"><text:span text:style-name="T13">do text if 'NO FIELD' in event_helper.get_wspm_decision_date() and tool.formatDate(urbanEventObj.getDecisionDate())</text:span></text:p></office:annotation></text:span><text:span text:style-name="T4">Par la présente, nous vous informons que notre Collège Communal du </text:span><text:span text:style-name="T4"><text:text-input text:description="Date de la séance du collège">tool.formatDate(urbanEventObj.getDecisionDate())</text:text-input></text:span><text:span text:style-name="T4"><text:s/>a décidé de proroger de 30 jours le délai d'instruction de votre demande de permis et ce, conformément à l'article D.IV.46 du Code de Développement Territorial.</text:span></text:p>
      <text:p text:style-name="P8"><text:span text:style-name="T5"><office:annotation><dc:creator>Christophe Delcourt</dc:creator><dc:date>2018-01-17T16:48:27</dc:date><text:p text:style-name="P14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5">PAS D'INFO SUR LA DATE DE DECISION DE PROROGATION COLLEGE</text:span>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4"><text:span text:style-name="T12">do text</text:span></text:p><text:p text:style-name="P14"><text:span text:style-name="T12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Segoe UI" svg:font-family="'Segoe UI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Arial" svg:font-family="Arial"/>
    <style:font-face style:font-family-generic="roman" style:font-pitch="variable" style:name="Times New Roman" svg:font-family="'Times New Roman'"/>
    <style:font-face style:font-family-generic="roman" style:font-pitch="variable" style:name="Times-Roman" svg:font-family="Times-Roman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3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Arial2" svg:font-family="Arial"/>
    <style:font-face style:font-family-generic="system" style:font-pitch="variable" style:name="Courier New" svg:font-family="'Courier New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Times New Roman2" svg:font-family="'Times New Roman'"/>
    <style:font-face style:font-family-generic="system" style:font-pitch="variable" style:name="Times-Roman1" svg:font-family="Times-Roma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8.81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8.81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name-complex="Times New Roman2" style:font-size-asian="12pt" style:font-size-complex="12pt" style:font-weight-asian="normal" style:font-weight-complex="normal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a54c0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country="none" fo:font-size="11pt" fo:font-weight="normal" fo:language="zxx" officeooo:paragraph-rsid="000a54c0" style:country-asian="none" style:font-name="arial" style:font-name-complex="Arial1" style:font-size-asian="11pt" style:font-size-complex="11pt" style:font-weight-asian="normal" style:font-weight-complex="normal" style:language-asian="zxx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0a54c0" style:font-name="arial" style:font-size-asian="12pt" style:font-size-complex="12pt"/>
    </style:style>
    <style:style style:family="paragraph" style:name="P5" style:parent-style-name="Frame_20_contents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country="none" fo:font-size="11pt" fo:font-style="normal" fo:font-weight="normal" fo:language="zxx" style:country-asian="none" style:font-name="arial" style:font-name-complex="Arial1" style:font-size-asian="11pt" style:font-size-complex="11pt" style:font-style-asian="normal" style:font-style-complex="normal" style:font-weight-asian="normal" style:font-weight-complex="normal" style:language-asian="zxx"/>
    </style:style>
    <style:style style:family="paragraph" style:name="P10" style:parent-style-name="UrbanBody">
      <style:paragraph-properties fo:text-align="justify" style:justify-single-word="false"/>
      <style:text-properties style:font-name="arial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use-window-font-color="true"/>
    </style:style>
    <style:style style:family="paragraph" style:name="P12" style:parent-style-name="UrbanTitle">
      <style:paragraph-properties fo:text-align="center" style:justify-single-word="false"/>
      <style:text-properties fo:font-size="13pt" style:font-name="arial" style:font-size-asian="13pt" style:font-size-complex="13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54c0" style:font-name="Arial1" style:font-size-asian="10pt" style:font-size-complex="10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use-window-font-color="true"/>
    </style:style>
    <style:style style:family="text" style:name="T5">
      <style:text-properties fo:color="#ff0000"/>
    </style:style>
    <style:style style:family="text" style:name="T6">
      <style:text-properties officeooo:rsid="0005b996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3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font-size="12pt" style:font-size-asian="12pt" style:font-size-complex="12pt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4"><text:span text:style-name="T12">do text</text:span></text:p><text:p text:style-name="P14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INFORMATION RELATIVE A LA PROROGATION DE VOTRE DEMANDE DE PERMIS D'URBANIS<text:span text:style-name="T6">ATION</text:span></text:p>
      <text:p text:style-name="P10"/>
      <text:p text:style-name="P10"><text:span text:style-name="T11"/></text:p>
      <text:p text:style-name="P10"/>
      <text:p text:style-name="P7"><office:annotation><dc:creator>Gauthier Bastien</dc:creator><dc:date>2011-02-16T16:12:24</dc:date><text:p text:style-name="P14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5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11"><office:annotation><dc:creator>Christophe Delcourt</dc:creator><dc:date>2018-01-17T16:40:41</dc:date><text:p text:style-name="P14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7"><text:span text:style-name="T4"><office:annotation><dc:creator>Christophe Delcourt</dc:creator><dc:date>2018-01-17T16:40:41</dc:date><text:p text:style-name="P14"><text:span text:style-name="T13">do text if 'NO FIELD' in event_helper.get_wspm_decision_date() and tool.formatDate(urbanEventObj.getDecisionDate())</text:span></text:p></office:annotation></text:span><text:span text:style-name="T4">Par la présente, nous vous informons que notre Collège Communal du </text:span><text:span text:style-name="T4"><text:text-input text:description="Date de la séance du collège">tool.formatDate(urbanEventObj.getDecisionDate())</text:text-input></text:span><text:span text:style-name="T4"><text:s/>a décidé de proroger de 30 jours le délai d'instruction de votre demande de permis et ce, conformément à l'article D.IV.46 du Code de Développement Territorial.</text:span></text:p>
      <text:p text:style-name="P8"><text:span text:style-name="T5"><office:annotation><dc:creator>Christophe Delcourt</dc:creator><dc:date>2018-01-17T16:48:27</dc:date><text:p text:style-name="P14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5">PAS D'INFO SUR LA DATE DE DECISION DE PROROGATION COLLEGE</text:span>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4"><text:span text:style-name="T12">do text</text:span></text:p><text:p text:style-name="P14"><text:span text:style-name="T12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Segoe UI" svg:font-family="'Segoe UI'"/>
    <style:font-face style:font-family-generic="swiss" style:name="arial" svg:font-family="arial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Arial" svg:font-family="Arial"/>
    <style:font-face style:font-family-generic="roman" style:font-pitch="variable" style:name="Times New Roman" svg:font-family="'Times New Roman'"/>
    <style:font-face style:font-family-generic="roman" style:font-pitch="variable" style:name="Times-Roman" svg:font-family="Times-Roman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3" svg:font-family="Calibri"/>
    <style:font-face style:font-adornments="Gras" style:font-family-generic="swiss" style:font-pitch="variable" style:name="Calibri2" svg:font-family="Calibri"/>
    <style:font-face style:font-adornments="Normal" style:font-family-generic="swiss" style:font-pitch="variable" style:name="Calibri1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imes New Roman1" svg:font-family="'Times New Roman'"/>
    <style:font-face style:font-family-generic="system" style:font-pitch="variable" style:name="Arial2" svg:font-family="Arial"/>
    <style:font-face style:font-family-generic="system" style:font-pitch="variable" style:name="Courier New" svg:font-family="'Courier New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Times New Roman2" svg:font-family="'Times New Roman'"/>
    <style:font-face style:font-family-generic="system" style:font-pitch="variable" style:name="Times-Roman1" svg:font-family="Times-Roma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8.812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8.814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name-complex="Times New Roman2" style:font-size-asian="12pt" style:font-size-complex="12pt" style:font-weight-asian="normal" style:font-weight-complex="normal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a54c0" style:font-name="arial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country="none" fo:font-size="11pt" fo:font-weight="normal" fo:language="zxx" officeooo:paragraph-rsid="000a54c0" style:country-asian="none" style:font-name="arial" style:font-name-complex="Arial1" style:font-size-asian="11pt" style:font-size-complex="11pt" style:font-weight-asian="normal" style:font-weight-complex="normal" style:language-asian="zxx"/>
    </style:style>
    <style:style style:family="paragraph" style:name="P4" style:parent-style-name="Frame_20_contents">
      <style:paragraph-properties fo:text-align="start" style:justify-single-word="false"/>
      <style:text-properties fo:font-size="12pt" officeooo:paragraph-rsid="000a54c0" style:font-name="arial" style:font-size-asian="12pt" style:font-size-complex="12pt"/>
    </style:style>
    <style:style style:family="paragraph" style:name="P5" style:parent-style-name="Frame_20_contents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0a54c0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country="none" fo:font-size="11pt" fo:font-style="normal" fo:font-weight="normal" fo:language="zxx" style:country-asian="none" style:font-name="arial" style:font-name-complex="Arial1" style:font-size-asian="11pt" style:font-size-complex="11pt" style:font-style-asian="normal" style:font-style-complex="normal" style:font-weight-asian="normal" style:font-weight-complex="normal" style:language-asian="zxx"/>
    </style:style>
    <style:style style:family="paragraph" style:name="P10" style:parent-style-name="UrbanBody">
      <style:paragraph-properties fo:text-align="justify" style:justify-single-word="false"/>
      <style:text-properties style:font-name="arial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use-window-font-color="true"/>
    </style:style>
    <style:style style:family="paragraph" style:name="P12" style:parent-style-name="UrbanTitle">
      <style:paragraph-properties fo:text-align="center" style:justify-single-word="false"/>
      <style:text-properties fo:font-size="13pt" style:font-name="arial" style:font-size-asian="13pt" style:font-size-complex="13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a54c0" style:font-name="Arial1" style:font-size-asian="10pt" style:font-size-complex="10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use-window-font-color="true"/>
    </style:style>
    <style:style style:family="text" style:name="T5">
      <style:text-properties fo:color="#ff0000"/>
    </style:style>
    <style:style style:family="text" style:name="T6">
      <style:text-properties officeooo:rsid="0005b996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3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font-size="12pt" style:font-size-asian="12pt" style:font-size-complex="12pt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SimSun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4"><text:span text:style-name="T12">do text</text:span></text:p><text:p text:style-name="P14"><text:span text:style-name="T12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12">INFORMATION RELATIVE A LA PROROGATION DE VOTRE DEMANDE DE PERMIS D'URBANIS<text:span text:style-name="T6">ATION</text:span></text:p>
      <text:p text:style-name="P10"/>
      <text:p text:style-name="P10"><text:span text:style-name="T11"/></text:p>
      <text:p text:style-name="P10"/>
      <text:p text:style-name="P7"><office:annotation><dc:creator>Gauthier Bastien</dc:creator><dc:date>2011-02-16T16:12:24</dc:date><text:p text:style-name="P14"><text:span text:style-name="T1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 :</text:span> <text:text-input text:description="Bien-Parcelles">licence_view.get_parcels()</text:text-input></text:p>
      <text:p text:style-name="P7"/>
      <text:p text:style-name="P7"/>
      <text:p text:style-name="P5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7"/>
      <text:p text:style-name="P11"><office:annotation><dc:creator>Christophe Delcourt</dc:creator><dc:date>2018-01-17T16:40:41</dc:date><text:p text:style-name="P14"><text:span text:style-name="T13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7"><text:span text:style-name="T4"><office:annotation><dc:creator>Christophe Delcourt</dc:creator><dc:date>2018-01-17T16:40:41</dc:date><text:p text:style-name="P14"><text:span text:style-name="T13">do text if 'NO FIELD' in event_helper.get_wspm_decision_date() and tool.formatDate(urbanEventObj.getDecisionDate())</text:span></text:p></office:annotation></text:span><text:span text:style-name="T4">Par la présente, nous vous informons que notre Collège Communal du </text:span><text:span text:style-name="T4"><text:text-input text:description="Date de la séance du collège">tool.formatDate(urbanEventObj.getDecisionDate())</text:text-input></text:span><text:span text:style-name="T4"><text:s/>a décidé de proroger de 30 jours le délai d'instruction de votre demande de permis et ce, conformément à l'article D.IV.46 du Code de Développement Territorial.</text:span></text:p>
      <text:p text:style-name="P8"><text:span text:style-name="T5"><office:annotation><dc:creator>Christophe Delcourt</dc:creator><dc:date>2018-01-17T16:48:27</dc:date><text:p text:style-name="P14"><text:span text:style-name="T13">do text if (not tool.formatDate(urbanEventObj.getDecisionDate())) and (</text:span><text:span text:style-name="T14">'NO FIELD' in event_helper.get_wspm_decision_date())</text:span></text:p></office:annotation></text:span><text:span text:style-name="T5">PAS D'INFO SUR LA DATE DE DECISION DE PROROGATION COLLEGE</text:span></text:p>
      <text:p text:style-name="P7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9"/>
      <text:p text:style-name="P9"/>
      <text:p text:style-name="P9"/>
      <text:p text:style-name="P9"><office:annotation><dc:creator>Gauthier Bastien</dc:creator><dc:date>2011-01-13T14:56:41</dc:date><text:p text:style-name="P14"><text:span text:style-name="T12">do text</text:span></text:p><text:p text:style-name="P14"><text:span text:style-name="T12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2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1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1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1" style:font-family-asian="Times-Roman" style:font-family-generic-asian="system" style:font-pitch-asian="variable" style:font-size-asian="9.5pt" style:language-asian="zh" style:country-asian="CN" style:font-weight-asian="bold" style:font-name-complex="Times-Roman1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 loext:hyphenation-no-caps="false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1" style:font-family-asian="Times-Roman" style:font-family-generic-asian="system" style:font-pitch-asian="variable" style:font-size-asian="9.5pt" style:language-asian="zh" style:country-asian="CN" style:font-name-complex="Times-Roman1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 loext:hyphenation-no-caps="false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2" style:font-family-asian="'Times New Roman'" style:font-family-generic-asian="system" style:font-pitch-asian="variable" style:font-size-asian="15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5-07-16T08:34:29</meta:creation-date>
    <meta:generator>LibreOffice/6.4.6.2$Linux_X86_64 LibreOffice_project/40$Build-2</meta:generator>
    <dc:date>2020-12-02T09:47:42.071680808</dc:date>
    <meta:editing-duration>PT3H3M32S</meta:editing-duration>
    <meta:editing-cycles>73</meta:editing-cycles>
    <meta:document-statistic meta:table-count="1" meta:image-count="0" meta:object-count="0" meta:page-count="1" meta:paragraph-count="16" meta:word-count="164" meta:character-count="1339" meta:non-whitespace-character-count="1210"/>
  </office:meta>
</office:document-meta>
</file>